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text-properties officeooo:rsid="000ae8b0" officeooo:paragraph-rsid="000ae8b0"/>
    </style:style>
    <style:style style:name="P2" style:family="paragraph" style:parent-style-name="Text_20_body">
      <style:text-properties officeooo:rsid="000ae8b0" officeooo:paragraph-rsid="000ae8b0"/>
    </style:style>
    <style:style style:name="P3" style:family="paragraph" style:parent-style-name="Text_20_body">
      <style:text-properties officeooo:paragraph-rsid="000ae8b0"/>
    </style:style>
    <style:style style:name="P4" style:family="paragraph" style:parent-style-name="Text_20_body">
      <style:text-properties officeooo:rsid="000b2836" officeooo:paragraph-rsid="000b2836"/>
    </style:style>
    <style:style style:name="P5" style:family="paragraph" style:parent-style-name="Text_20_body">
      <style:text-properties officeooo:paragraph-rsid="000b2836"/>
    </style:style>
    <style:style style:name="P6" style:family="paragraph" style:parent-style-name="Text_20_body">
      <style:text-properties officeooo:rsid="00138d0d" officeooo:paragraph-rsid="00138d0d"/>
    </style:style>
    <style:style style:name="P7" style:family="paragraph" style:parent-style-name="Heading_20_2">
      <style:text-properties officeooo:rsid="000ae8b0" officeooo:paragraph-rsid="000ae8b0"/>
    </style:style>
    <style:style style:name="P8" style:family="paragraph" style:parent-style-name="Heading_20_2">
      <style:text-properties officeooo:paragraph-rsid="000ae8b0"/>
    </style:style>
    <style:style style:name="P9" style:family="paragraph" style:parent-style-name="Text_20_body" style:list-style-name="L1">
      <style:paragraph-properties fo:break-before="page"/>
      <style:text-properties officeooo:paragraph-rsid="0015a238"/>
    </style:style>
    <style:style style:name="P10" style:family="paragraph" style:parent-style-name="Text_20_body" style:list-style-name="L1">
      <style:text-properties officeooo:paragraph-rsid="0015a238"/>
    </style:style>
    <style:style style:name="P11" style:family="paragraph" style:parent-style-name="Text_20_body" style:list-style-name="L1">
      <style:text-properties officeooo:paragraph-rsid="001d4f55"/>
    </style:style>
    <style:style style:name="P12" style:family="paragraph" style:parent-style-name="Text_20_body" style:list-style-name="L1">
      <style:text-properties officeooo:paragraph-rsid="00425cba"/>
    </style:style>
    <style:style style:name="P13" style:family="paragraph" style:parent-style-name="Text_20_body" style:list-style-name="L1">
      <style:text-properties officeooo:paragraph-rsid="0045f84c"/>
    </style:style>
    <style:style style:name="P14" style:family="paragraph" style:parent-style-name="Text_20_body" style:list-style-name="L1">
      <style:text-properties officeooo:rsid="00138d0d" officeooo:paragraph-rsid="00138d0d"/>
    </style:style>
    <style:style style:name="P15" style:family="paragraph" style:parent-style-name="Text_20_body" style:list-style-name="L1">
      <style:text-properties officeooo:rsid="001484ab" officeooo:paragraph-rsid="001484ab"/>
    </style:style>
    <style:style style:name="P16" style:family="paragraph" style:parent-style-name="Text_20_body" style:list-style-name="L1">
      <style:text-properties officeooo:rsid="001484ab" officeooo:paragraph-rsid="001513ae"/>
    </style:style>
    <style:style style:name="P17" style:family="paragraph" style:parent-style-name="Text_20_body" style:list-style-name="L1">
      <style:text-properties officeooo:rsid="001484ab" officeooo:paragraph-rsid="00174554"/>
    </style:style>
    <style:style style:name="P18" style:family="paragraph" style:parent-style-name="Text_20_body" style:list-style-name="L1">
      <style:text-properties officeooo:rsid="001484ab" officeooo:paragraph-rsid="001f2c1a"/>
    </style:style>
    <style:style style:name="P19" style:family="paragraph" style:parent-style-name="Text_20_body" style:list-style-name="L1">
      <style:text-properties officeooo:rsid="001484ab" officeooo:paragraph-rsid="0022fa16"/>
    </style:style>
    <style:style style:name="P20" style:family="paragraph" style:parent-style-name="Text_20_body" style:list-style-name="L1">
      <style:text-properties officeooo:rsid="001484ab" officeooo:paragraph-rsid="00234f49"/>
    </style:style>
    <style:style style:name="P21" style:family="paragraph" style:parent-style-name="Text_20_body" style:list-style-name="L1">
      <style:text-properties officeooo:rsid="001484ab" officeooo:paragraph-rsid="00282369"/>
    </style:style>
    <style:style style:name="P22" style:family="paragraph" style:parent-style-name="Text_20_body" style:list-style-name="L1">
      <style:text-properties officeooo:rsid="001484ab" officeooo:paragraph-rsid="002acfa0"/>
    </style:style>
    <style:style style:name="P23" style:family="paragraph" style:parent-style-name="Text_20_body" style:list-style-name="L1">
      <style:text-properties officeooo:rsid="0014be3b" officeooo:paragraph-rsid="0014be3b"/>
    </style:style>
    <style:style style:name="P24" style:family="paragraph" style:parent-style-name="Text_20_body" style:list-style-name="L1">
      <style:text-properties officeooo:rsid="001f2c1a" officeooo:paragraph-rsid="001f2c1a"/>
    </style:style>
    <style:style style:name="P25" style:family="paragraph" style:parent-style-name="Text_20_body" style:list-style-name="L1">
      <style:text-properties officeooo:rsid="00340135" officeooo:paragraph-rsid="00340135"/>
    </style:style>
    <style:style style:name="P26" style:family="paragraph" style:parent-style-name="Text_20_body" style:list-style-name="L1">
      <style:text-properties officeooo:rsid="0042cab4" officeooo:paragraph-rsid="0042cab4"/>
    </style:style>
    <style:style style:name="T1" style:family="text">
      <style:text-properties officeooo:rsid="000ae8b0"/>
    </style:style>
    <style:style style:name="T2" style:family="text">
      <style:text-properties officeooo:rsid="000b2836"/>
    </style:style>
    <style:style style:name="T3" style:family="text">
      <style:text-properties officeooo:rsid="000d22a3"/>
    </style:style>
    <style:style style:name="T4" style:family="text">
      <style:text-properties officeooo:rsid="000de402"/>
    </style:style>
    <style:style style:name="T5" style:family="text">
      <style:text-properties officeooo:rsid="000f140e"/>
    </style:style>
    <style:style style:name="T6" style:family="text">
      <style:text-properties officeooo:rsid="0014be3b"/>
    </style:style>
    <style:style style:name="T7" style:family="text">
      <style:text-properties officeooo:rsid="001513ae"/>
    </style:style>
    <style:style style:name="T8" style:family="text">
      <style:text-properties officeooo:rsid="0015a238"/>
    </style:style>
    <style:style style:name="T9" style:family="text">
      <style:text-properties officeooo:rsid="00174554"/>
    </style:style>
    <style:style style:name="T10" style:family="text">
      <style:text-properties officeooo:rsid="001d4f55"/>
    </style:style>
    <style:style style:name="T11" style:family="text">
      <style:text-properties officeooo:rsid="0022fa16"/>
    </style:style>
    <style:style style:name="T12" style:family="text">
      <style:text-properties officeooo:rsid="00234f49"/>
    </style:style>
    <style:style style:name="T13" style:family="text">
      <style:text-properties officeooo:rsid="00282369"/>
    </style:style>
    <style:style style:name="T14" style:family="text">
      <style:text-properties officeooo:rsid="002acfa0"/>
    </style:style>
    <style:style style:name="T15" style:family="text">
      <style:text-properties officeooo:rsid="00425cba"/>
    </style:style>
    <style:style style:name="T16" style:family="text">
      <style:text-properties officeooo:rsid="0045f84c"/>
    </style:style>
    <style:style style:name="T17" style:family="text">
      <style:text-properties officeooo:rsid="0042cab4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document lists the various interfaces and provides some detail about them.</text:p>
      <text:p text:style-name="P1"/>
      <text:h text:style-name="P7" text:outline-level="2">Break Beam Interface</text:h>
      <text:p text:style-name="P5"><text:a xlink:type="simple" xlink:href="https://www.amazon.com/dp/B00XW2NVJU?ref=ppx_yo2ov_dt_b_fed_asin_title" text:style-name="Internet_20_link" text:visited-style-name="Visited_20_Internet_20_Link"><text:span text:style-name="T2">This is pretty simple.</text:span></text:a><text:span text:style-name="T2"> <text:s/></text:span><text:span text:style-name="T3">(but won’t work for me…) <text:s/></text:span><text:a xlink:type="simple" xlink:href="https://www.amazon.com/dp/B09L63KPZS?psc=1&amp;smid=A3HMB6GLG0WJ17&amp;ref_=chk_typ_imgToDp" text:style-name="Internet_20_link" text:visited-style-name="Visited_20_Internet_20_Link"><text:span text:style-name="T3">This one is better and is on order.</text:span></text:a> <text:s/><text:a xlink:type="simple" xlink:href="https://www.ett.co.th/productSensor/E3F-5DP1-5L/Manual%20of%20Photo-SensorSW%20M18-E3F.pdf" text:style-name="Internet_20_link" text:visited-style-name="Visited_20_Internet_20_Link"><text:span text:style-name="T4">datasheet here</text:span></text:a></text:p>
      <text:h text:style-name="P7" text:outline-level="2">PIR Sensor Interface</text:h>
      <text:p text:style-name="P4">&lt;tbd&gt;</text:p>
      <text:h text:style-name="P7" text:outline-level="2">Switch Interface<text:tab/><text:tab/><text:tab/></text:h>
      <text:p text:style-name="P5"><text:span text:style-name="T2">This will probably use a digital mux like </text:span><text:a xlink:type="simple" xlink:href="https://www.amazon.com/gp/product/B07P2H1NZG/ref=ppx_yo_dt_b_asin_title_o02_s00?ie=UTF8&amp;psc=1" text:style-name="Internet_20_link" text:visited-style-name="Visited_20_Internet_20_Link"><text:span text:style-name="T2">this.</text:span></text:a> <text:s/><text:a xlink:type="simple" xlink:href="https://www.waveshare.com/wiki/MCP23017_IO_Expansion_Board" text:style-name="Internet_20_link" text:visited-style-name="Visited_20_Internet_20_Link"><text:span text:style-name="T3">Datasheet here.</text:span></text:a></text:p>
      <text:h text:style-name="Heading_20_2" text:outline-level="2"><text:line-break/><text:span text:style-name="T1">Multichannel ADC Interface</text:span></text:h>
      <text:p text:style-name="P5"><text:a xlink:type="simple" xlink:href="https://www.amazon.com/gp/product/B0CNV9G4K1/ref=ppx_yo_dt_b_search_asin_title?ie=UTF8&amp;psc=1" text:style-name="Internet_20_link" text:visited-style-name="Visited_20_Internet_20_Link"><text:span text:style-name="T2">This will make things easier.</text:span></text:a><text:span text:style-name="T2"> <text:s/></text:span><text:a xlink:type="simple" xlink:href="https://cdn-shop.adafruit.com/datasheets/ads1115.pdf" text:style-name="Internet_20_link" text:visited-style-name="Visited_20_Internet_20_Link"><text:span text:style-name="T3">Datasheet here.</text:span></text:a></text:p>
      <text:p text:style-name="Text_20_body"/>
      <text:h text:style-name="P7" text:outline-level="2" text:is-list-header="true">Servo Driver Interface</text:h>
      <text:p text:style-name="P5"><text:span text:style-name="T2">The servo driver controls 4 gates using </text:span><text:a xlink:type="simple" xlink:href="https://www.amazon.com/gp/product/B07BRS249H/ref=ppx_yo_dt_b_search_asin_title?ie=UTF8&amp;psc=1" text:style-name="Internet_20_link" text:visited-style-name="Visited_20_Internet_20_Link"><text:span text:style-name="T2">this PWM multiplexer board.</text:span></text:a><text:span text:style-name="T2"> <text:s/></text:span><text:a xlink:type="simple" xlink:href="https://cdn-learn.adafruit.com/downloads/pdf/16-channel-pwm-servo-driver.pdf" text:style-name="Internet_20_link" text:visited-style-name="Visited_20_Internet_20_Link"><text:span text:style-name="T3">Datasheet and tutorial here.</text:span></text:a></text:p>
      <text:p text:style-name="P3"/>
      <text:h text:style-name="P7" text:outline-level="2">Current Sensor Interface</text:h>
      <text:p text:style-name="P2">This amplifier uses an <text:a xlink:type="simple" xlink:href="https://www.amazon.com/gp/product/B07Z6HRTGS/ref=ppx_yo_dt_b_search_asin_title?ie=UTF8&amp;psc=1" text:style-name="Internet_20_link" text:visited-style-name="Visited_20_Internet_20_Link">LM358 op-amp </text:a>to condition the signal from a <text:a xlink:type="simple" xlink:href="https://www.amazon.com/gp/product/B0C6Y5MJNM/ref=ppx_yo_dt_b_search_asin_title?ie=UTF8&amp;psc=1" text:style-name="Internet_20_link" text:visited-style-name="Visited_20_Internet_20_Link">PZCT-02 split-core current sensor</text:a> so it can be read by an ADC. <text:s/>There are 4 sensors, one for each machine. <text:s text:c="2"/><text:span text:style-name="T3">Design doc <text:s/>has more hints</text:span></text:p>
      <text:p text:style-name="P3"/>
      <text:h text:style-name="P7" text:outline-level="2">Light Control Rela<text:span text:style-name="T3">y</text:span></text:h>
      <text:p text:style-name="P2"><text:bookmark-start text:name="__DdeLink__912_3243862827"/>This is a Solid State Relay, requiring 1 signal pin and 1 ground connection. <text:s/>&gt;+3 V turns relay on<text:bookmark-end text:name="__DdeLink__912_3243862827"/></text:p>
      <text:p text:style-name="P3"/>
      <text:h text:style-name="P7" text:outline-level="2">Motor Control Relay</text:h>
      <text:p text:style-name="P2">This is a Solid State Relay, requiring 1 signal pin and 1 ground connection. <text:s/>&gt;+3 V turns relay on</text:p>
      <text:p text:style-name="P3"/>
      <text:h text:style-name="P8" text:outline-level="2"><text:soft-page-break/><text:span text:style-name="T1">LED Multiplexer Interface</text:span></text:h>
      <text:p text:style-name="P3"><text:span text:style-name="T1">The LEDs themselves are </text:span><text:a xlink:type="simple" xlink:href="https://www.amazon.com/dp/B077XGF3YR?ref=ppx_yo2ov_dt_b_fed_asin_title" text:style-name="Internet_20_link" text:visited-style-name="Visited_20_Internet_20_Link"><text:span text:style-name="T1">these.</text:span></text:a><text:span text:style-name="T1"> <text:s/></text:span><text:span text:style-name="T2">These will probably be controlled by a digital mux like </text:span><text:a xlink:type="simple" xlink:href="https://www.amazon.com/gp/product/B07P2H1NZG/ref=ppx_yo_dt_b_asin_title_o02_s00?ie=UTF8&amp;psc=1" text:style-name="Internet_20_link" text:visited-style-name="Visited_20_Internet_20_Link"><text:span text:style-name="T2">this.</text:span></text:a><text:span text:style-name="T2"> <text:s/></text:span><text:span text:style-name="T3">See switch interface for datasheet. <text:s/></text:span><text:span text:style-name="T5">Also, see </text:span><text:a xlink:type="simple" xlink:href="https://chatgpt.com/share/679826be-c48c-8001-a7b9-7d51ef70574e" text:style-name="Internet_20_link" text:visited-style-name="Visited_20_Internet_20_Link"><text:span text:style-name="T5">this chat for code samples.</text:span></text:a></text:p>
      <text:p text:style-name="P3"/>
      <text:p text:style-name="P6">OK – time for a short brain dump on how to go about this. <text:s/>There’s a long laundry list of physical hardware things to do – this will concentrate on how to go about writing the code and getting this thing running. <text:s/></text:p>
      <text:list text:style-name="L1">
        <text:list-item>
          <text:p text:style-name="P14">Strategy</text:p>
          <text:list>
            <text:list-item>
              <text:p text:style-name="P14">Create 3 directoriies</text:p>
              <text:list>
                <text:list-item>
                  <text:p text:style-name="P14"><text:s/>for prototype code, </text:p>
                </text:list-item>
                <text:list-item>
                  <text:p text:style-name="P14">one for test code</text:p>
                </text:list-item>
                <text:list-item>
                  <text:p text:style-name="P14">one for mockup code</text:p>
                </text:list-item>
              </text:list>
            </text:list-item>
            <text:list-item>
              <text:p text:style-name="P14">Populate each directory with 1 program for each interface</text:p>
              <text:list>
                <text:list-item>
                  <text:p text:style-name="P14">Get the prototype code working for an API</text:p>
                </text:list-item>
                <text:list-item>
                  <text:p text:style-name="P14">Refine it into a test</text:p>
                </text:list-item>
                <text:list-item>
                  <text:p text:style-name="P14">Make a mockup with the same interface</text:p>
                </text:list-item>
              </text:list>
            </text:list-item>
            <text:list-item>
              <text:p text:style-name="P15">Document each interface with the pins being used. <text:s/>It’s OK to do this in the code comments.</text:p>
            </text:list-item>
            <text:list-item>
              <text:p text:style-name="P15">Make a separate document listing all I/O pins and their connections.</text:p>
            </text:list-item>
          </text:list>
        </text:list-item>
        <text:list-item>
          <text:p text:style-name="P23">Use these online references:</text:p>
          <text:list>
            <text:list-item>
              <text:p text:style-name="P16"><text:a xlink:type="simple" xlink:href="https://www.tomshardware.com/reviews/raspberry-pi-gpio-pinout,6122.html" text:style-name="Internet_20_link" text:visited-style-name="Visited_20_Internet_20_Link"><text:span text:style-name="T6">Raspberry pi 4 pinout chart</text:span></text:a></text:p>
            </text:list-item>
            <text:list-item>
              <text:p text:style-name="P17"><text:a xlink:type="simple" xlink:href="https://campbell-muscle-lab.github.io/howtos_Python/pages/documentation/best_practices/best_practices.html" text:style-name="Internet_20_link" text:visited-style-name="Visited_20_Internet_20_Link"><text:span text:style-name="T7">Docstring conventions</text:span></text:a></text:p>
            </text:list-item>
            <text:list-item>
              <text:p text:style-name="P18"><text:a xlink:type="simple" xlink:href="https://chatgpt.com/share/679bb13e-f464-8001-ae5a-c8d851dc08a3" text:style-name="Internet_20_link" text:visited-style-name="Visited_20_Internet_20_Link"><text:span text:style-name="T9">Chat about Jupyter, pytest, pydoc, etc.</text:span></text:a></text:p>
            </text:list-item>
            <text:list-item>
              <text:p text:style-name="P24">remember to try flake8</text:p>
            </text:list-item>
            <text:list-item>
              <text:p text:style-name="P19"><text:span text:style-name="T11">measuring pressure! <text:s/></text:span><text:a xlink:type="simple" xlink:href="https://www.mouser.com/ds/2/315/ADE8000C41-944424.pdf" text:style-name="Internet_20_link" text:visited-style-name="Visited_20_Internet_20_Link"><text:span text:style-name="T11">https://www.mouser.com/ds/2/315/ADE8000C41-944424.pdf</text:span></text:a></text:p>
            </text:list-item>
            <text:list-item>
              <text:p text:style-name="P25">or <text:a xlink:type="simple" xlink:href="https://www.nxp.com/docs/en/data-sheet/MPXV6115V.pdf" text:style-name="Internet_20_link" text:visited-style-name="Visited_20_Internet_20_Link">https://www.nxp.com/docs/en/data-sheet/MPXV6115V.pdf</text:a></text:p>
            </text:list-item>
            <text:list-item>
              <text:p text:style-name="P25"/>
            </text:list-item>
            <text:list-item>
              <text:p text:style-name="P20"><text:span text:style-name="T12">temperature and humidity! </text:span><text:a xlink:type="simple" xlink:href="https://www.digikey.com/en/htmldatasheets/production/5750909/0/0/1/4566" text:style-name="Internet_20_link" text:visited-style-name="Visited_20_Internet_20_Link"><text:span text:style-name="T12">https://www.digikey.com/en/htmldatasheets/production/5750909/0/0/1/4566</text:span></text:a></text:p>
            </text:list-item>
            <text:list-item>
              <text:p text:style-name="P20"><text:span text:style-name="T12">PYQT: </text:span><text:a xlink:type="simple" xlink:href="https://raspberrytips.com/pyqt-on-raspberry-pi/" text:style-name="Internet_20_link" text:visited-style-name="Visited_20_Internet_20_Link"><text:span text:style-name="T12">https://raspberrytips.com/pyqt-on-raspberry-pi/</text:span></text:a></text:p>
            </text:list-item>
            <text:list-item>
              <text:p text:style-name="P21"><text:span text:style-name="T13">raspberry pi AI <text:s/></text:span><text:a xlink:type="simple" xlink:href="https://www.raspberrypi.com/documentation/accessories/ai-kit.html" text:style-name="Internet_20_link" text:visited-style-name="Visited_20_Internet_20_Link"><text:span text:style-name="T13">https://www.raspberrypi.com/documentation/accessories/ai-kit.html</text:span></text:a></text:p>
            </text:list-item>
            <text:list-item>
              <text:p text:style-name="P22"><text:span text:style-name="T14">python gui with tkinter: </text:span><text:a xlink:type="simple" xlink:href="https://www.youtube.com/watch?v=epDKamC-V-8" text:style-name="Internet_20_link" text:visited-style-name="Visited_20_Internet_20_Link"><text:span text:style-name="T14">https://www.youtube.com/watch?v=epDKamC-V-8</text:span></text:a></text:p>
            </text:list-item>
            <text:list-item>
              <text:p text:style-name="P22"><text:soft-page-break/><text:span text:style-name="T14">gui generation with drag/drop figma: </text:span><text:a xlink:type="simple" xlink:href="https://www.youtube.com/watch?v=NVPibVfFVtM" text:style-name="Internet_20_link" text:visited-style-name="Visited_20_Internet_20_Link"><text:span text:style-name="T14">https://www.youtube.com/watch?v=NVPibVfFVtM</text:span></text:a></text:p>
            </text:list-item>
            <text:list-item>
              <text:p text:style-name="P22"><text:span text:style-name="T14">custom tkinter: </text:span><text:a xlink:type="simple" xlink:href="https://www.youtube.com/watch?v=iM3kjbbKHQU" text:style-name="Internet_20_link" text:visited-style-name="Visited_20_Internet_20_Link"><text:span text:style-name="T14">https://www.youtube.com/watch?v=iM3kjbbKHQU</text:span></text:a></text:p>
            </text:list-item>
            <text:list-item>
              <text:p text:style-name="P22"><text:line-break/></text:p>
            </text:list-item>
            <text:list-item>
              <text:p text:style-name="P9"><text:a xlink:type="simple" xlink:href="https://www.youtube.com/watch?v=Nm_8u44zClw#:~:text=Writing%20code%20directly%20on%20a%20raspberry%20pi,the%20pi%2C%20using%20a%20tool%20called%20rsync." text:style-name="Internet_20_link" text:visited-style-name="Visited_20_Internet_20_Link"><text:span text:style-name="T8">Rsync and code transfer</text:span></text:a></text:p>
            </text:list-item>
            <text:list-item>
              <text:p text:style-name="P10"><text:a xlink:type="simple" xlink:href="https://chatgpt.com/share/679bb13e-f464-8001-ae5a-c8d851dc08a3" text:style-name="Internet_20_link" text:visited-style-name="Visited_20_Internet_20_Link"><text:span text:style-name="T8">This chat about development tools</text:span></text:a></text:p>
            </text:list-item>
            <text:list-item>
              <text:p text:style-name="P10"><text:a xlink:type="simple" xlink:href="https://www.digitalocean.com/community/tutorials/how-to-use-rsync-to-sync-local-and-remote-directories" text:style-name="Internet_20_link" text:visited-style-name="Visited_20_Internet_20_Link"><text:span text:style-name="T8">Rsync</text:span></text:a> <text:s/><text:span text:style-name="T8">and </text:span><text:a xlink:type="simple" xlink:href="https://syncthing.net/" text:style-name="Internet_20_link" text:visited-style-name="Visited_20_Internet_20_Link"><text:span text:style-name="T8">syncthing</text:span></text:a></text:p>
            </text:list-item>
            <text:list-item>
              <text:p text:style-name="P11"><text:span text:style-name="T10">Here’s a chat about using </text:span><text:a xlink:type="simple" xlink:href="https://chatgpt.com/share/67a16bd5-3920-8001-ae42-d05d861710be" text:style-name="Internet_20_link" text:visited-style-name="Visited_20_Internet_20_Link"><text:span text:style-name="T10">ABC and abstractmethod for mockups</text:span></text:a></text:p>
            </text:list-item>
            <text:list-item>
              <text:p text:style-name="P12"><text:a xlink:type="simple" xlink:href="https://www.amazon.com/RTHIEAI-Joints-Gaskets-Adjustable-Waterproof/dp/B0CNPHQ6L4/ref=sr_1_5_sspa?dib=eyJ2IjoiMSJ9.W3HirI3wR4-qeWCZSCOpf6ryV4Zh5wcqgRLB1Ig_yrRDLQa-vl5yms4wVnI6JbCJn1CITc_PQ5kGDjTGcrY4NyOC5DkkGfxrQ4LiyY7FpP4Z6TDg6yQBWVVXoFzbix4uwYdywsS82XUEO1Wtryg_Fxyqk6eDU7YMYm3KDqYDQyUZjwwTlO6HcQgSBehIswTL0x6PrOWy0ehG9_FBvPTcfUWmDdxBrhyxee0_fKVGryegU8AcnI5BEZ_2qVoLjibyQ6rwxcAPSoYJdZxvzfSr8nQuO5DMDGjVO7bOYpnDMT0.Tvov17p613UTqT48Hfdi9Lo5nuzpLTqLSVH5IRXzwLY&amp;dib_tag=se&amp;hvadid=630952643966&amp;hvdev=c&amp;hvlocphy=9001911&amp;hvnetw=g&amp;hvqmt=e&amp;hvrand=14097624397522235432&amp;hvtargid=kwd-157471763&amp;hydadcr=24663_13626754&amp;keywords=cable%2Bglands&amp;mcid=7d6a6836a59d3376a6235a6bb14c901c&amp;qid=1740267124&amp;sr=8-5-spons&amp;sp_csd=d2lkZ2V0TmFtZT1zcF9hdGY&amp;th=1" text:style-name="Internet_20_link" text:visited-style-name="Visited_20_Internet_20_Link"><text:span text:style-name="T15">cable glands</text:span></text:a></text:p>
            </text:list-item>
            <text:list-item>
              <text:p text:style-name="P13"><text:a xlink:type="simple" xlink:href="https://core-electronics.com.au/guides/fully-addressable-rgb-raspberry-pi/" text:style-name="Internet_20_link" text:visited-style-name="Visited_20_Internet_20_Link"><text:span text:style-name="T17">led strips</text:span></text:a></text:p>
            </text:list-item>
            <text:list-item>
              <text:p text:style-name="P13"><text:a xlink:type="simple" xlink:href="https://www.amazon.com/GUETNEU-Terminal-Block-Voltage-Combined/dp/B0BQQDWGXV/ref=pd_sim_hxwPM1_sspa_dk_detail_d_sccl_4_5/139-1478400-0943819?pd_rd_w=D5aUG&amp;content-id=amzn1.sym.3a852a98-d65f-4301-9bd0-9b589b14d1ef&amp;pf_rd_p=3a852a98-d65f-4301-9bd0-9b589b14d1ef&amp;pf_rd_r=K3QCK98RCKV4N2M0MWF0&amp;pd_rd_wg=WMHH3&amp;pd_rd_r=3764951f-d9fc-4ddb-927e-7abc0066ab28&amp;pd_rd_i=B0BQQDWGXV&amp;th=1" text:style-name="Internet_20_link" text:visited-style-name="Visited_20_Internet_20_Link"><text:span text:style-name="T16">din connectors</text:span></text:a></text:p>
            </text:list-item>
            <text:list-item>
              <text:p text:style-name="P26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1:17:12.067738062</meta:creation-date>
    <meta:editing-duration>PT2H9M45S</meta:editing-duration>
    <meta:editing-cycles>7</meta:editing-cycles>
    <meta:generator>LibreOffice/24.2.7.2$Linux_X86_64 LibreOffice_project/420$Build-2</meta:generator>
    <dc:date>2025-02-23T14:13:37.716145958</dc:date>
    <meta:document-statistic meta:table-count="0" meta:image-count="0" meta:object-count="0" meta:page-count="4" meta:paragraph-count="54" meta:word-count="418" meta:character-count="2716" meta:non-whitespace-character-count="2352"/>
  </office:meta>
</office:document-meta>
</file>